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428,529,571,35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326,882,872,01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206,685,107,002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350,534,154,255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467,504,819,608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576,335,282,651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546,508,558,465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397,907,916,789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147,589,183,475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28,042,998,085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055,127,126,231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53,955,405,511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47,556,154,537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95,075,176,665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14,166,310,997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67,390,797,903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95,342,716,617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79,083,932,596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15,576,210,513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89,098,884,572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99,404,463,135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35,323,994,365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01,089,529,59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20:24.982469100</dc:date>
    <meta:editing-duration>PT26M39S</meta:editing-duration>
    <meta:editing-cycles>9</meta:editing-cycles>
    <meta:generator>LibreOffice/7.2.6.2$Linux_X86_64 LibreOffice_project/20$Build-2</meta:generator>
    <meta:document-statistic meta:table-count="1" meta:cell-count="48" meta:object-count="0"/>
  </office:meta>
</office:document-meta>
</file>